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b795" officeooo:paragraph-rsid="0013b795"/>
    </style:style>
    <style:style style:name="P2" style:family="paragraph" style:parent-style-name="Standard">
      <style:text-properties officeooo:rsid="0013b795" officeooo:paragraph-rsid="0013b795"/>
    </style:style>
    <style:style style:name="P3" style:family="paragraph" style:parent-style-name="Standard">
      <style:text-properties officeooo:rsid="001596e4" officeooo:paragraph-rsid="001596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ex.html</text:p>
      <text:p text:style-name="P1"><text:tab/>Tuotteita näytillä</text:p>
      <text:p text:style-name="P1"><text:tab/>Kissakuvat</text:p>
      <text:p text:style-name="P1"><text:tab/>Joku muu kuva?</text:p>
      <text:p text:style-name="P1"/>
      <text:p text:style-name="P3">Omat kuvat:</text:p>
      <text:p text:style-name="P3"><text:tab/>Alecia: IMG_0004.JPG</text:p>
      <text:p text:style-name="P3"><text:tab/>Fiona: IMG_0254.JP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ni Pohjanheimo</meta:initial-creator>
    <meta:creation-date>2023-03-21T09:05:33.947000000</meta:creation-date>
    <dc:date>2023-03-22T11:42:45.182000000</dc:date>
    <dc:creator>Toni Pohjanheimo</dc:creator>
    <meta:editing-duration>PT42M23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7" meta:word-count="13" meta:character-count="107" meta:non-whitespace-character-count="96"/>
  </office:meta>
</office:document-meta>
</file>